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d422c" officeooo:paragraph-rsid="000d422c"/>
    </style:style>
    <style:style style:name="P2" style:family="paragraph" style:parent-style-name="Standard">
      <style:paragraph-properties fo:text-align="center" style:justify-single-word="false"/>
      <style:text-properties officeooo:rsid="000d422c" officeooo:paragraph-rsid="000d422c"/>
    </style:style>
    <style:style style:name="P3" style:family="paragraph" style:parent-style-name="Standard">
      <style:paragraph-properties fo:line-height="200%" fo:text-align="start" style:justify-single-word="false"/>
      <style:text-properties officeooo:rsid="000d422c" officeooo:paragraph-rsid="000d422c"/>
    </style:style>
    <style:style style:name="P4" style:family="paragraph" style:parent-style-name="Standard">
      <style:paragraph-properties fo:line-height="200%" fo:text-align="start" style:justify-single-word="false"/>
      <style:text-properties fo:font-style="normal" officeooo:rsid="000d422c" officeooo:paragraph-rsid="000d422c" style:font-style-asian="normal" style:font-style-complex="normal"/>
    </style:style>
    <style:style style:name="P5" style:family="paragraph" style:parent-style-name="Standard">
      <style:paragraph-properties fo:line-height="200%" fo:text-align="start" style:justify-single-word="false"/>
      <style:text-properties officeooo:rsid="000d422c" officeooo:paragraph-rsid="000d422c"/>
    </style:style>
    <style:style style:name="P6" style:family="paragraph" style:parent-style-name="Standard">
      <style:paragraph-properties fo:line-height="200%" fo:text-align="start" style:justify-single-word="false"/>
      <style:text-properties officeooo:rsid="000d422c" officeooo:paragraph-rsid="000fbfe0"/>
    </style:style>
    <style:style style:name="T1" style:family="text">
      <style:text-properties fo:font-style="italic" style:font-style-asian="italic" style:font-style-complex="italic"/>
    </style:style>
    <style:style style:name="T2" style:family="text">
      <style:text-properties fo:font-style="italic" officeooo:rsid="000fbfe0"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0fbfe0" style:font-style-asian="normal" style:font-style-complex="normal"/>
    </style:style>
    <style:style style:name="T5" style:family="text">
      <style:text-properties fo:font-style="normal" officeooo:rsid="001173fe" style:font-style-asian="normal" style:font-style-complex="normal"/>
    </style:style>
    <style:style style:name="T6" style:family="text">
      <style:text-properties officeooo:rsid="000d7719"/>
    </style:style>
    <style:style style:name="T7" style:family="text">
      <style:text-properties officeooo:rsid="000f3207"/>
    </style:style>
    <style:style style:name="T8" style:family="text">
      <style:text-properties officeooo:rsid="000fbfe0"/>
    </style:style>
    <number:date-style style:name="N120">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revor Bramwell</text:p>
      <text:p text:style-name="P1">COMM326 – Intercultural Communication</text:p>
      <text:p text:style-name="P1">Dr. Elizabeth Root</text:p>
      <text:p text:style-name="P1"><text:date style:data-style-name="N120" text:date-value="2015-02-02T15:19:38.657149826" text:fixed="true">2 February 2015</text:date></text:p>
      <text:p text:style-name="P1"/>
      <text:p text:style-name="P2">Chapter 4 – Avowed vs. Ascribed Identi<text:span text:style-name="T7">ti</text:span>es</text:p>
      <text:p text:style-name="P3"/>
      <text:p text:style-name="P3"><text:span text:style-name="T8">“Oh, you're one of </text:span><text:span text:style-name="T2">those</text:span><text:span text:style-name="T4"> people.” Hearing this phrase is only time in my life I have ever felt truly judged.</text:span></text:p>
      <text:p text:style-name="P6"><text:span text:style-name="T4"><text:tab/></text:span></text:p>
      <text:p text:style-name="P6"><text:span text:style-name="T4"><text:tab/>Ever since I came to Oregon State, I haven't stopped taking dance classes. I have taken so many dance classes that every term I now get an email encouraging me to drop the class as the credit won't count towards my degree. I always ignore it. Having taken so many dance classes, and given my experience on </text:span><text:span text:style-name="T5">the </text:span><text:span text:style-name="T4">ballroom dance team, it was not uncommon for me to sit in on other dance classes and help out.</text:span></text:p>
      <text:p text:style-name="P6"><text:span text:style-name="T4"><text:tab/>One of these times, I sat in on a Balboa class. Now Balboa is a unique dance in that the connection between the lead and follow comes directly from the sternum. This is different from other dances where connection is </text:span><text:span text:style-name="T5">a hand on the</text:span><text:span text:style-name="T4"> back. It also leads to some very awkward interactions, as most dancers are not accustomed to dancing </text:span><text:span text:style-name="T2">that</text:span><text:span text:style-name="T4"> close together.</text:span></text:p>
      <text:p text:style-name="P3"><text:tab/><text:span text:style-name="T8">In this Balboa class I danced with a particular follow who wasn't familiar with the dance, or aware of what was required for the connection. After a couple of minutes of dancing, she turned to me and asked, “So what's your major?” “Computer Science,” I replied. “Oh, you're one of </text:span><text:span text:style-name="T2">those</text:span><text:span text:style-name="T4"> people.” </text:span></text:p>
      <text:p text:style-name="P6"><text:span text:style-name="T4"><text:tab/>“Those people? </text:span><text:span text:style-name="T2">Those </text:span><text:span text:style-name="T4">people? What people are you talking about? Nerds, Geeks, Computer Scientists? You think I'm just some creepy nerd? You think you know everything about me from our two minutes of interaction? I'm not even taking this class, I'm just here to help!” These thought rushed through my head, </text:span><text:span text:style-name="T5">and thankfully I had the self-control not to voice any of them.</text:span></text:p>
      <text:p text:style-name="P6"><text:span text:style-name="T5"><text:tab/>This interaction succinctly captures the concepts of avowed and ascribed identity. As a dancer, I take myself very seriously. When all the other students are goofing off during a performance rehearsal, </text:span><text:soft-page-break/><text:span text:style-name="T5">I'm standing in position, waiting for the instructor to direct us. This is my avowed identity of a dancer. The follow in this experience saw me only as a Computer Scientist, not a dancer. I can only speculate how she viewed me, but my guess is something along the lines of creepy nerd. Not all ascribed identities are negative, but this particular one I will forever remember due to the pain it caused m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2T15:18:45.243829980</meta:creation-date>
    <dc:date>2015-02-03T08:47:08.378882545</dc:date>
    <meta:editing-duration>PT1M41S</meta:editing-duration>
    <meta:editing-cycles>3</meta:editing-cycles>
    <meta:generator>LibreOffice/4.2.7.2$Linux_X86_64 LibreOffice_project/420m0$Build-2</meta:generator>
    <meta:document-statistic meta:table-count="0" meta:image-count="0" meta:object-count="0" meta:page-count="2" meta:paragraph-count="12" meta:word-count="399" meta:character-count="2270" meta:non-whitespace-character-count="1872"/>
  </office:meta>
</office:document-meta>
</file>